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5791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6717in"/>
    </style:style>
    <style:style style:name="co9" style:family="table-column">
      <style:table-column-properties fo:break-before="auto" style:column-width="1.3146in"/>
    </style:style>
    <style:style style:name="co10" style:family="table-column">
      <style:table-column-properties fo:break-before="auto" style:column-width="0.9555in"/>
    </style:style>
    <style:style style:name="co11" style:family="table-column">
      <style:table-column-properties fo:break-before="auto" style:column-width="0.7134in"/>
    </style:style>
    <style:style style:name="co12" style:family="table-column">
      <style:table-column-properties fo:break-before="auto" style:column-width="0.6382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_part_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71" table:default-cell-style-name="Default"/>
        <table:table-row table:style-name="ro1"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u_id</text:p>
          </table:table-cell>
          <table:table-cell table:style-name="ce1" office:value-type="string" calcext:value-type="string">
            <text:p>traditional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strokes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is_activ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_category</text:p>
          </table:table-cell>
          <table:table-cell table:style-name="ce1" office:value-type="string" calcext:value-type="string">
            <text:p>is_radical</text:p>
          </table:table-cell>
          <table:table-cell table:style-name="ce1" office:value-type="string" calcext:value-type="string">
            <text:p>zi_count</text:p>
          </table:table-cell>
          <table:table-cell table:style-name="ce1" office:value-type="string" calcext:value-type="string">
            <text:p>is_winner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⺌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xiǎ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尚 尝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⺍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xiǎ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学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⺧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⺧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ni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告靠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⺮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⺮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zhú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⺶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yá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着 羞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⺷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⺷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yá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⻏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⻏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fù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陡 陆 防 际 队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㐬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㔾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㔾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i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l 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ī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丁 万 上 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丁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d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s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上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下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不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与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丑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专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丘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丙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业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东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丨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丨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ǔ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tical line</text:p>
          </table:table-cell>
          <table:table-cell office:value-type="string" calcext:value-type="string">
            <text:p>个 中 丰 串 临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中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丰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丶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h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丸 义 丹 为 主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丷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丷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兰 关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为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丿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i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乂 乃 乎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乀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飞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乁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乁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i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乂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乂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乃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nai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久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义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之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乌</text:p>
          </table:table-cell>
          <table:table-cell table:number-columns-repeated="7"/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乍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乎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乐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九 乞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乚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乚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乩 乱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乛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乛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乞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也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edu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亅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亅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u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了 争 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了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了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è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亍 于 云 五 亚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于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亏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7"/>
          <table:table-cell office:value-type="string" calcext:value-type="string">
            <text:p>03-Wa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亠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亠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ó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亡 亢 交 产 京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亡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亢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交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é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众丛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亻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é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你 他 仕 仙 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介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令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ord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以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佥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儿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é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d / legs</text:p>
          </table:table-cell>
          <table:table-cell office:value-type="string" calcext:value-type="string">
            <text:p>兀 元 兄 先 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元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內 全 氽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兮 公 <text:s/>兴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兰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其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兼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冂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iō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 box</text:p>
          </table:table-cell>
          <table:table-cell office:value-type="string" calcext:value-type="string">
            <text:p>内 冋 再 冏 最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内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冈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冖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冖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写 军 农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冫</text:p>
          </table:table-cell>
          <table:table-cell table:number-columns-repeated="7"/>
          <table:table-cell office:value-type="string" calcext:value-type="string">
            <text:p>03-Wat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冫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ī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冰 况 冼 凊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几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j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凡 凤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凤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fe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凵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凵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qiǎ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凶 凸 凹 出 击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凶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击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ā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刅 分 切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刁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刁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ā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刂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刂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ā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划 刚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刃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刍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ngth / power</text:p>
          </table:table-cell>
          <table:table-cell office:value-type="string" calcext:value-type="string">
            <text:p>劝 办 加 务 动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办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勹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ā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ap / embrace</text:p>
          </table:table-cell>
          <table:table-cell office:value-type="string" calcext:value-type="string">
            <text:p>勺 勾 匀 包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勺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勾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勿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匀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匋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化 北 匙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匚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ā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open box</text:p>
          </table:table-cell>
          <table:table-cell office:value-type="string" calcext:value-type="string">
            <text:p>匛 匤 匡 匢 匜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匸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ding enclosure</text:p>
          </table:table-cell>
          <table:table-cell office:value-type="string" calcext:value-type="string">
            <text:p>匹 区 医 匼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匹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hí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千 升 午 半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升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卜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卟 占 卡 卢 卤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占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卤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l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n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卩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ji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l/joint</text:p>
          </table:table-cell>
          <table:table-cell office:value-type="string" calcext:value-type="string">
            <text:p>卫 卬 卯 印 却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即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厂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ǎ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rd / factory</text:p>
          </table:table-cell>
          <table:table-cell office:value-type="string" calcext:value-type="string">
            <text:p>厄 厅 历 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厶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ǒu/s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去 县 参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yò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hand / again</text:p>
          </table:table-cell>
          <table:table-cell office:value-type="string" calcext:value-type="string">
            <text:p>叉 友 双 发 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叉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及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友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口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ǒ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h / opening</text:p>
          </table:table-cell>
          <table:table-cell office:value-type="string" calcext:value-type="string">
            <text:p>吃 叹 品 吵 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另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只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台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各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合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吉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向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吕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呆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员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呙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咸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囗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wé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losure / boundary</text:p>
          </table:table-cell>
          <table:table-cell office:value-type="string" calcext:value-type="string">
            <text:p>围 团 国 囚 困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7"/>
          <table:table-cell office:value-type="string" calcext:value-type="string">
            <text:p>08-Mat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囟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土</text:p>
          </table:table-cell>
          <table:table-cell table:number-columns-repeated="7"/>
          <table:table-cell office:value-type="string" calcext:value-type="string">
            <text:p>03-Soil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 / soil</text:p>
          </table:table-cell>
          <table:table-cell office:value-type="string" calcext:value-type="string">
            <text:p>在 地 城 地 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坙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soldi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士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h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ier / scholar</text:p>
          </table:table-cell>
          <table:table-cell office:value-type="string" calcext:value-type="string">
            <text:p>壮 仕 壬 声 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夂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h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处 复 备 冬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夆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夊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u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 slowly</text:p>
          </table:table-cell>
          <table:table-cell office:value-type="string" calcext:value-type="string">
            <text:p>夌 复 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夕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x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/ sunset</text:p>
          </table:table-cell>
          <table:table-cell office:value-type="string" calcext:value-type="string">
            <text:p>外 多 夜 夠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天 太 夫 央 头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太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央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失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e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奂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奉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女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ǚ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man / female</text:p>
          </table:table-cell>
          <table:table-cell office:value-type="string" calcext:value-type="string">
            <text:p>妈 好 始 姓 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d / son / seed</text:p>
          </table:table-cell>
          <table:table-cell office:value-type="string" calcext:value-type="string">
            <text:p>孔 字 季 学 孩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存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孛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宀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宀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i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宁 它 安 定 容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宁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它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ù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对 寺 寻 寿 导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对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寺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iǎ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/ insignificant</text:p>
          </table:table-cell>
          <table:table-cell office:value-type="string" calcext:value-type="string">
            <text:p>少 尔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尚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尢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尢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wā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尤 尧 就 尴 尬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尤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尧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尸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body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尸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h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尼 尽 局 居 层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尼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屮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h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屯 屰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屯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屰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山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ā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ain / hill</text:p>
          </table:table-cell>
          <table:table-cell office:value-type="string" calcext:value-type="string">
            <text:p>岀 峰 岁 岛 岳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巛</text:p>
          </table:table-cell>
          <table:table-cell table:number-columns-repeated="7"/>
          <table:table-cell office:value-type="string" calcext:value-type="string">
            <text:p>03-Wat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巛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huā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巡 巢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huā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ō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左 巧 巩 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self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j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纪 记 忌 改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巴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jī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巿 币 市 师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布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干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gān/gà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y / do</text:p>
          </table:table-cell>
          <table:table-cell office:value-type="string" calcext:value-type="string">
            <text:p>平 年 并 幸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平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并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幷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幺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yā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ngest / small</text:p>
          </table:table-cell>
          <table:table-cell office:value-type="string" calcext:value-type="string">
            <text:p>幻 幼 幽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广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guǎ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ter / wide</text:p>
          </table:table-cell>
          <table:table-cell office:value-type="string" calcext:value-type="string">
            <text:p>座 庄 床 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庄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廴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yǐ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de / structure</text:p>
          </table:table-cell>
          <table:table-cell office:value-type="string" calcext:value-type="string">
            <text:p>延 廷 建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廾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gǒ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s joined</text:p>
          </table:table-cell>
          <table:table-cell office:value-type="string" calcext:value-type="string">
            <text:p>开 异 弃 弄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开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弋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弋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y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 with a bow</text:p>
          </table:table-cell>
          <table:table-cell office:value-type="string" calcext:value-type="string">
            <text:p>式 弑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式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gō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弟 引 张 弘 弯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彐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彐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j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归 当 录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彑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j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彖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ai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彡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hā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ir / ornament</text:p>
          </table:table-cell>
          <table:table-cell office:value-type="string" calcext:value-type="string">
            <text:p>形 彦 彩 影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彳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h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行 徐 律 很 往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心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mind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xī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rt / mind</text:p>
          </table:table-cell>
          <table:table-cell office:value-type="string" calcext:value-type="string">
            <text:p>必 <text:s/>忘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mind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忄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xī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tal / feeling</text:p>
          </table:table-cell>
          <table:table-cell office:value-type="string" calcext:value-type="string">
            <text:p><text:s/>忙 快 忆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必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戈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我 成 戒 战 或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戋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戎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戒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或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戶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戶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h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所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户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户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h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or / house</text:p>
          </table:table-cell>
          <table:table-cell office:value-type="string" calcext:value-type="string">
            <text:p>房 扁 扇 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手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hǒ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拿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扌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shǒ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扔 扬 扛 扱 抱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educatio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zh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攰 攱 攲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攴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/beat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攵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攵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/beat</text:p>
          </table:table-cell>
          <table:table-cell office:value-type="string" calcext:value-type="string">
            <text:p>收 改 政 故 敌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ulture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wé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ipt / literature</text:p>
          </table:table-cell>
          <table:table-cell office:value-type="string" calcext:value-type="string">
            <text:p>齐 斌 斑 斓 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dǒu, dou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 / struggle</text:p>
          </table:table-cell>
          <table:table-cell office:value-type="string" calcext:value-type="string">
            <text:p>料 斛 斟 斜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ī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xe / pound</text:p>
          </table:table-cell>
          <table:table-cell office:value-type="string" calcext:value-type="string">
            <text:p>斧 断 斯 新 斩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斥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方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fā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施 旁 旋 旅 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无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无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w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/ none</text:p>
          </table:table-cell>
          <table:table-cell office:value-type="string" calcext:value-type="string">
            <text:p>芜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旡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旡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ke on something eaten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曰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yu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曲 更 曾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曲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lesh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Ròu / yu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t / moon / month</text:p>
          </table:table-cell>
          <table:table-cell office:value-type="string" calcext:value-type="string">
            <text:p>肖 肘 肚 服 朋 青 朝 明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木</text:p>
          </table:table-cell>
          <table:table-cell table:number-columns-repeated="7"/>
          <table:table-cell office:value-type="string" calcext:value-type="string">
            <text:p>03-Wood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e / wood / plant</text:p>
          </table:table-cell>
          <table:table-cell office:value-type="string" calcext:value-type="string">
            <text:p>森 林 <text:s/>本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7"/>
          <table:table-cell office:value-type="string" calcext:value-type="string">
            <text:p>03-Wo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朩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m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相 根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未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末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本</text:p>
          </table:table-cell>
          <table:table-cell table:number-columns-repeated="7"/>
          <table:table-cell office:value-type="string" calcext:value-type="string">
            <text:p>03-Woo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术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柬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qià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次 欢 欣 歆 欲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zh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正 此 步 武 歧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歹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dǎ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/ decay</text:p>
          </table:table-cell>
          <table:table-cell office:value-type="string" calcext:value-type="string">
            <text:p>死 歾 殃 殉 殆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殳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sh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段 殷 殴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每 毒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re / compete</text:p>
          </table:table-cell>
          <table:table-cell office:value-type="string" calcext:value-type="string">
            <text:p>毕 庇 毙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毛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ai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á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ir / fur</text:p>
          </table:table-cell>
          <table:table-cell office:value-type="string" calcext:value-type="string">
            <text:p>毫 毡 笔 毯 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氏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sh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民 氓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气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q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s / steam / breath</text:p>
          </table:table-cell>
          <table:table-cell office:value-type="string" calcext:value-type="string">
            <text:p>氲 氧 氢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7"/>
          <table:table-cell office:value-type="string" calcext:value-type="string">
            <text:p>03-Water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hu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/ liquid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氵</text:p>
          </table:table-cell>
          <table:table-cell table:number-columns-repeated="7"/>
          <table:table-cell office:value-type="string" calcext:value-type="string">
            <text:p>03-Water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氵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水氺</text:p>
          </table:table-cell>
          <table:table-cell office:value-type="string" calcext:value-type="string">
            <text:p>shu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海 河 湖 江 洗 泳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永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氺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shu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火</text:p>
          </table:table-cell>
          <table:table-cell table:number-columns-repeated="7"/>
          <table:table-cell office:value-type="string" calcext:value-type="string">
            <text:p>03-Fire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hu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灯 炎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灬</text:p>
          </table:table-cell>
          <table:table-cell table:number-columns-repeated="7"/>
          <table:table-cell office:value-type="string" calcext:value-type="string">
            <text:p>03-Fir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灬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hu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热 点 然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灰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zhǎ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爬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爫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爫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zhu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爱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爷 爸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爻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爻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yá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s on a trigram</text:p>
          </table:table-cell>
          <table:table-cell office:value-type="string" calcext:value-type="string">
            <text:p>爼 爽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爿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爿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á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of a tree trunk</text:p>
          </table:table-cell>
          <table:table-cell office:value-type="string" calcext:value-type="string">
            <text:p>牀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qiá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版 牌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y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牛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牛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牟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牜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牜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ni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<text:s/>牤 牧 物 牲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犬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quǎ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哭吠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犭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犭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quǎ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犯 犷 狂 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玄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玄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xu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率 玆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玉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玉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y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珍 现 琴 莹 玺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order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wáng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g </text:p>
          </table:table-cell>
          <table:table-cell office:value-type="string" calcext:value-type="string">
            <text:p>珍 现 琴 莹 玺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gu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瓢 瓣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w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瓶 瓷 瓮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gā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甚 甜 某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living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shē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甠 甡 甥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用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yò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甬 甭 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甫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farming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ti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男 甸 画 畅 界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由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甲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电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畏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畐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畐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畺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疋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疋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胥 疍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疒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ealth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疒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n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病 疔 疤 疫 疯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癶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b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balanced footsteps</text:p>
          </table:table-cell>
          <table:table-cell office:value-type="string" calcext:value-type="string">
            <text:p>癷 癸 登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7"/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bá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百 的 皇 皁 皓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skin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皱 皲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ontain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mǐ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h / receptacle</text:p>
          </table:table-cell>
          <table:table-cell office:value-type="string" calcext:value-type="string">
            <text:p>盂 益 盆 监 盈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目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eye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盯 相 盲 看 眠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má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矜 䂊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sh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矣 知 矩 矫 矬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石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sh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码 破 硌 硏 硬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示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sh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<text:s/>禁 祭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礻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礻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礼 社 视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禸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禸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ó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禹 禺 离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禾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h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秀 秋 种 秒 租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xu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穷 究 空 穿 突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l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站 竞 章 竖 端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竹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zhú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mǐ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粮 类 粉 粤 籽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糸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s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k / relation</text:p>
          </table:table-cell>
          <table:table-cell office:value-type="string" calcext:value-type="string">
            <text:p>系 紧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纟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糹 </text:p>
          </table:table-cell>
          <table:table-cell office:value-type="string" calcext:value-type="string">
            <text:p>s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k / thread</text:p>
          </table:table-cell>
          <table:table-cell office:value-type="string" calcext:value-type="string">
            <text:p>红 纪 组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fǒ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缺 缸 罂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网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网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wǎ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罒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罒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wǎ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罗 罚 罢 罪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罓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wǎ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羊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yá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群 羚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y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翠 翁 耀 翔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老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lǎ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 / senior</text:p>
          </table:table-cell>
          <table:table-cell office:value-type="string" calcext:value-type="string">
            <text:p>耄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耂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耂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lǎ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者 考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者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é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耍 耐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耒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lě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w</text:p>
          </table:table-cell>
          <table:table-cell office:value-type="string" calcext:value-type="string">
            <text:p>耔 耗 耕 耘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耳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ear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ě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聊 聆 聒 联 耿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聿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yù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肃 肆 肄 肇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肉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l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ò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肙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ché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卧 藏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self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z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eself / self</text:p>
          </table:table-cell>
          <table:table-cell office:value-type="string" calcext:value-type="string">
            <text:p>臬 臭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zh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ive / reach</text:p>
          </table:table-cell>
          <table:table-cell office:value-type="string" calcext:value-type="string">
            <text:p>致 臻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臼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jiù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臾 舀 舂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sh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舍 舐 舔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舛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chuǎ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舜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zhō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t / ship</text:p>
          </table:table-cell>
          <table:table-cell office:value-type="string" calcext:value-type="string">
            <text:p>航 船 般 舱 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艮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艮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gè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良 艰 根 跟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良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7"/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艳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艹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艹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艸</text:p>
          </table:table-cell>
          <table:table-cell office:value-type="string" calcext:value-type="string">
            <text:p>cǎ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花 菜 茶 茬 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虍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虍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h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ipes on a tiger</text:p>
          </table:table-cell>
          <table:table-cell office:value-type="string" calcext:value-type="string">
            <text:p>虏 虎 虐 虔 虑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虫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chó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蛇 蚊 蛋 蚤 蚀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blood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u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恤 衅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xí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衍 衔 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衣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表 袋 <text:s/>衷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衤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衤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y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袓 <text:s/>袄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西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x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覀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覀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要 覆 覃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见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ey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见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見 </text:p>
          </table:table-cell>
          <table:table-cell office:value-type="string" calcext:value-type="string">
            <text:p>jià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观 规 觉 览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角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jiǎ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解 触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言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yá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ch / languag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讠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讠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訁 </text:p>
          </table:table-cell>
          <table:table-cell office:value-type="string" calcext:value-type="string">
            <text:p>yá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计 讨 记 讲 识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g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ley / grain</text:p>
          </table:table-cell>
          <table:table-cell office:value-type="string" calcext:value-type="string">
            <text:p>豁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dò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豌 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豕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豕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hǐ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豚 豪 象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豸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豸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zhì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less insect</text:p>
          </table:table-cell>
          <table:table-cell office:value-type="string" calcext:value-type="string">
            <text:p>豹 豺 貌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贝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貝 </text:p>
          </table:table-cell>
          <table:table-cell office:value-type="string" calcext:value-type="string">
            <text:p>bè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贞 负 贡 责 财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责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7"/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chì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赦 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zǒ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赶 起 超 越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足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oot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zú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跃 跑 路 跳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bod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shē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躬 躺 躲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车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車 </text:p>
          </table:table-cell>
          <table:table-cell office:value-type="string" calcext:value-type="string">
            <text:p>ch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 / car / cart</text:p>
          </table:table-cell>
          <table:table-cell office:value-type="string" calcext:value-type="string">
            <text:p>轧 轨 软 轮 轻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xī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辜 辣 辞 辟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辰</text:p>
          </table:table-cell>
          <table:table-cell table:number-columns-repeated="7"/>
          <table:table-cell office:value-type="string" calcext:value-type="string">
            <text:p>09-Space-tim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ch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y time</text:p>
          </table:table-cell>
          <table:table-cell office:value-type="string" calcext:value-type="string">
            <text:p>晨 辱 振 震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辶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辶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chu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边 达 过 运 远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邑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邑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yì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那 邦 邮 郊 邕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那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yǒ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e vessel</text:p>
          </table:table-cell>
          <table:table-cell office:value-type="string" calcext:value-type="string">
            <text:p>酒 酱 酷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釆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釆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bià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采 釉 释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7"/>
          <table:table-cell office:value-type="string" calcext:value-type="string">
            <text:p>11-Unit-of-measur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lǐ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e / inside</text:p>
          </table:table-cell>
          <table:table-cell office:value-type="string" calcext:value-type="string">
            <text:p>重 野 量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金</text:p>
          </table:table-cell>
          <table:table-cell table:number-columns-repeated="7"/>
          <table:table-cell office:value-type="string" calcext:value-type="string">
            <text:p>03-Metal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jī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 / gold</text:p>
          </table:table-cell>
          <table:table-cell office:value-type="string" calcext:value-type="string">
            <text:p><text:s/>鉴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钅</text:p>
          </table:table-cell>
          <table:table-cell table:number-columns-repeated="7"/>
          <table:table-cell office:value-type="string" calcext:value-type="string">
            <text:p>03-Metal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钅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釒 金</text:p>
          </table:table-cell>
          <table:table-cell office:value-type="string" calcext:value-type="string">
            <text:p>jī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银 钉 钟 钥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长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長 </text:p>
          </table:table-cell>
          <table:table-cell office:value-type="string" calcext:value-type="string">
            <text:p>chá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 / grow</text:p>
          </table:table-cell>
          <table:table-cell office:value-type="string" calcext:value-type="string">
            <text:p>张 帐 账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门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門 </text:p>
          </table:table-cell>
          <table:table-cell office:value-type="string" calcext:value-type="string">
            <text:p>mé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间 闪 闯 闭 闹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闰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阜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阜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fù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7"/>
          <table:table-cell office:value-type="string" calcext:value-type="string">
            <text:p>02-Earth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阝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y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in / hill / city / town</text:p>
          </table:table-cell>
          <table:table-cell office:value-type="string" calcext:value-type="string">
            <text:p>那 邦 邮 郊 邕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隶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隶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lì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隹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隹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zhuī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-tailed bird</text:p>
          </table:table-cell>
          <table:table-cell office:value-type="string" calcext:value-type="string">
            <text:p>难 雀 集 雇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雨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7"/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qī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e/green</text:p>
          </table:table-cell>
          <table:table-cell office:value-type="string" calcext:value-type="string">
            <text:p>靓 靖 静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fē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ong / negate</text:p>
          </table:table-cell>
          <table:table-cell office:value-type="string" calcext:value-type="string">
            <text:p>靠 靡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面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ac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mià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靥 腼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革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g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靴 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韦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韦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wě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 leather</text:p>
          </table:table-cell>
          <table:table-cell office:value-type="string" calcext:value-type="string">
            <text:p>韧 韩 韫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韭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ji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瀣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yī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章 竟 歆 韵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页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culture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页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頁 </text:p>
          </table:table-cell>
          <table:table-cell office:value-type="string" calcext:value-type="string">
            <text:p>y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顶 项 须 顺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风</text:p>
          </table:table-cell>
          <table:table-cell table:number-columns-repeated="7"/>
          <table:table-cell office:value-type="string" calcext:value-type="string">
            <text:p>01-Heav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风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風 </text:p>
          </table:table-cell>
          <table:table-cell office:value-type="string" calcext:value-type="string">
            <text:p>fē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飒 飓 飘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飞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飛 </text:p>
          </table:table-cell>
          <table:table-cell office:value-type="string" calcext:value-type="string">
            <text:p>fē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食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shí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t / food</text:p>
          </table:table-cell>
          <table:table-cell office:value-type="string" calcext:value-type="string">
            <text:p><text:s/>餐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饣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饣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飠 食</text:p>
          </table:table-cell>
          <table:table-cell office:value-type="string" calcext:value-type="string">
            <text:p>sh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饥 饮 饱 饰 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首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he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hǒ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馗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no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xiā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馥 馨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马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马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馬 </text:p>
          </table:table-cell>
          <table:table-cell office:value-type="string" calcext:value-type="string">
            <text:p>mǎ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驰 驹 骂 骇 驳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bone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g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骸 骷 骰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高</text:p>
          </table:table-cell>
          <table:table-cell table:number-columns-repeated="7"/>
          <table:table-cell office:value-type="string" calcext:value-type="string">
            <text:p>10-Abstract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髙 </text:p>
          </table:table-cell>
          <table:table-cell office:value-type="string" calcext:value-type="string">
            <text:p>gā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/tall</text:p>
          </table:table-cell>
          <table:table-cell office:value-type="string" calcext:value-type="string">
            <text:p>髚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office:value-type="string" calcext:value-type="string">
            <text:p>hai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髟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biā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髦 鬃 鬓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鬥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鬥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dò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鬧 鬦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鬯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鬯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hà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crificial w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鬲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l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uldron</text:p>
          </table:table-cell>
          <table:table-cell office:value-type="string" calcext:value-type="string">
            <text:p>鬳 鬴 鬵 鬷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鬼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guǐ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魂 魄 魅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鱼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鱼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魚 </text:p>
          </table:table-cell>
          <table:table-cell office:value-type="string" calcext:value-type="string">
            <text:p>y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鲜 鲈 鲑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鸟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鸟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鳥 </text:p>
          </table:table-cell>
          <table:table-cell office:value-type="string" calcext:value-type="string">
            <text:p>niǎ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鸡 鸦 鸭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鹿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l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麒 麓 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麦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ma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麸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m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麾 磨 魔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黄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huá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横 磺 簧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7"/>
          <table:table-cell office:value-type="string" calcext:value-type="string">
            <text:p>04-Plan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黍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sh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黎 黏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7"/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hē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墨 黔 默 黛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黹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zhǐ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broider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黾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黾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mě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鼋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鼎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dǐ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7"/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鼓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g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um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鼠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鼠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sh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t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nos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bí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鼾 齁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齐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齐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q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挤 剂 济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齿</text:p>
          </table:table-cell>
          <table:table-cell table:number-columns-repeated="7"/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齿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hǐ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龄 龅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7"/>
          <table:table-cell office:value-type="string" calcext:value-type="string">
            <text:p>05-Anim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龙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ló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龚 笼 珑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龟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guī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tl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龠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yuè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龴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龴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𠂆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𠂆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𤴔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p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疏 疎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2-11T12:02:27.657000000</dc:date>
    <meta:editing-duration>PT12H4M40S</meta:editing-duration>
    <meta:editing-cycles>1</meta:editing-cycles>
    <meta:document-statistic meta:table-count="1" meta:cell-count="3352" meta:object-count="0"/>
  </office:meta>
</office:document-meta>
</file>